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8-25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7-2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6-2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5-2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4-1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3-23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6-02-2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12-16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9-1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8-1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7-17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6-2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6-0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4-1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3-19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5-01-15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9-2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8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7-28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6-23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5-19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4-1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3-2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2-20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4-01-2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12-30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11-1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10-30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9-2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8-2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7-3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6-2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5-2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4-1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3-2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2-22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1-2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3-01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11-15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9-26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8-2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7-3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6-2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5-29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4-1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3-3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2-2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2-01-3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12-30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11-2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10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9-2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9-0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7-1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6-1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5-3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3-1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1-02-1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12-2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11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10-2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8-2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7-23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6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5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4-2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3-1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2-1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10-01-2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12-1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12-0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10-2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9-2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8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7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5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4-2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3-2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2-19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9-01-2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12-1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11-1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10-20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9-25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8-2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7-22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6-2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6-03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4-22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3-2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2-1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8-01-1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12-1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11-1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10-3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9-2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8-1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7-1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6-19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4-2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3-2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2-2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7-01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12-19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11-28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10-17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9-18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8-1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7-2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6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5-23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4-1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3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2-2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6-0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12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11-1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10-20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9-2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8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7-1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6-1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5-1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4-1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3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2-2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5-01-2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12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11-2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10-2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9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8-20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7-1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6-1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5-2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4-2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3-1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2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4-01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12-1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11-1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10-2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9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8-1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7-1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6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5-1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4-1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3-20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2-2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3-01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12-2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11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10-1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9-1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8-2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7-1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6-1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5-2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4-2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3-1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2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2-01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12-2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10-1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9-1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8-2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7-1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6-28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5-3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4-1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3-2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2-2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1-01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12-2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11-2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10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9-29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8-29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7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6-2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5-2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4-27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3-2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2000-02-2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12-22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11-1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10-28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09-2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08-19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07-21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05-21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9-03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8-03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7-03-1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6-09-25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6-06-2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6-03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6-01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12-06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09-19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07-21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05-1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03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5-01-1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12-1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10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9-2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8-2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7-2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6-1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5-24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4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3-3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3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4-02-0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12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11-23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9-2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8-30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7-2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6-2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5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4-3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3-2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3-02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3-01-2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12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11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10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9-2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8-31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7-14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6-2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5-1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4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3-1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2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2-01-2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12-20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11-13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10-2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8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7-1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6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5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4-2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3-2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2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1-01-2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12-26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10-1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9-1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8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7-1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6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5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4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3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2-2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90-0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12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11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10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9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8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7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5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4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3-2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2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9-01-2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12-2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11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10-2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9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8-2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7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6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5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4-2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3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2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8-01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11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10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9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8-1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7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5-14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4-30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4-0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2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7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12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11-25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10-2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10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8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7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6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5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4-22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3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2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6-01-1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12-1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11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10-2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9-25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8-2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7-2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6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5-20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4-22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3-20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2-21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5-01-3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12-19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11-26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10-2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9-24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8-27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7-2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6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5-23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4-2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3-2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3-02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4-01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12-19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11-2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10-21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9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9-1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8-22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7-26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6-2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6-20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5-23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5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4-2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3-21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2-24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3-01-2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12-20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12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11-2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10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9-0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8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2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7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6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5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42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37072390301</text:p>
          </table:table-cell>
          <table:table-cell office:value-type="string" calcext:value-type="string">
            <text:p>190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26" meta:object-count="0"/>
    <meta:user-defined meta:name="AppVersion">3.0</meta:user-defined>
  </office:meta>
</office:document-meta>
</file>